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herwood" svg:font-family="Sherwoo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herwood" fo:font-size="11pt" fo:language="fr" fo:country="FR" style:font-size-asian="11pt" style:language-asian="zxx" style:country-asian="none" style:font-size-complex="11pt" style:language-complex="zxx" style:country-complex="none"/>
    </style:style>
    <style:style style:name="P2" style:family="paragraph" style:parent-style-name="Standard">
      <style:text-properties style:font-name="Sherwood" fo:font-size="11pt" fo:language="fr" fo:country="FR" style:font-size-asian="11pt" style:language-asian="ja" style:country-asian="JP" style:font-size-complex="11pt" style:language-complex="zxx" style:country-complex="none"/>
    </style:style>
    <style:style style:name="P3" style:family="paragraph" style:parent-style-name="Standard" style:list-style-name="L1">
      <style:text-properties style:font-name="Sherwood" fo:font-size="11pt" fo:language="fr" fo:country="FR" style:font-size-asian="11pt" style:language-asian="ja" style:country-asian="JP" style:font-size-complex="11pt" style:language-complex="zxx" style:country-complex="none"/>
    </style:style>
    <style:style style:name="P4" style:family="paragraph" style:parent-style-name="Standard" style:list-style-name="L1">
      <style:text-properties style:font-name="Sherwood" fo:font-size="11pt" fo:language="fr" fo:country="FR" style:font-size-asian="11pt" style:language-asian="zxx" style:country-asian="none" style:font-size-complex="11pt" style:language-complex="zxx" style:country-complex="none"/>
    </style:style>
    <style:style style:name="T1" style:family="text">
      <style:text-properties style:language-asian="ja" style:country-asian="JP"/>
    </style:style>
    <style:style style:name="T2" style:family="text">
      <style:text-properties style:language-asian="zxx" style:country-asian="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Backus l'érudit emmena avec lui l'Orbe originelle et s'enferma dans la section de la grotte qui lui servait de chambre, au milieu <text:span text:style-name="T1">d'un fourbi d</text:span>e caisses pleines de vieux livres reliés. Les premiers jours, il fit quelques apparitions à l'heure de la soupe mais son esprit, comme à l'accoutumé, semblait vaguer vers des contrées lointaines <text:span text:style-name="T1">et Marvin n'obtient aucune réponse cohérente aux questions qui le taraudées.</text:span> Puis, pendant <text:span text:style-name="T1">deux</text:span> jours et <text:span text:style-name="T1">deux </text:span>nuits, il refusa de sortir.</text:p>
      <text:p text:style-name="P1"><text:tab/>Quand, Rhal le brave essaya de le raisonner pour qu'il se nourrisse, il prétexta que des enjeux supérieurs retenaient son attention et qu'il y était presque. Le <text:span text:style-name="T1">trois</text:span>ième jour, n'y tenant plus, il demanda à Balrok d'enfoncer la porte <text:span text:style-name="T1">et, a</text:span>ccompagné de Marvin, ils pénétrèrent dans la cavité jonchée de livre ouvert et abandonné à même le sol. Au milieu de la pièce, l'Orbe trônait sur une caisse, la douce lueur verdâtre<text:span text:style-name="T1"> </text:span>en emmenant éclairant légèrement la pièce ; Backus lui, était prostré non loin de la à <text:span text:style-name="T1">sangloté</text:span> en bredouillant des mots incompréhensibles. Il fallut que Balrok le sorte de la et que Rhal lui ordonne de parler pour qu'il trouve <text:span text:style-name="T1">enfin </text:span>la force d'articuler quelques mots : « un dieu... c'est un dieu ».</text:p>
      <text:p text:style-name="P1"><text:tab/>Se sentant incapable d'ajouter un mot, il fit signe à <text:span text:style-name="T1">l'</text:span>assistance de le suivre, retourna <text:span text:style-name="T1">en titubant jusqu'à son gourbi</text:span>, pris un gros volume aux pages jaunis et l'ouvrit devant Rhal en pointant du doigt un paragraphe richement décoré. Rhal approcha une bougie et <text:span text:style-name="T1">chercha à </text:span>lire le texte à <text:span text:style-name="T1">haute voix </text:span>mais trébucha <text:span text:style-name="T1">tant</text:span> <text:span text:style-name="T1">sur </text:span>les mots <text:span text:style-name="T1">que,</text:span> <text:span text:style-name="T1">d</text:span>'un air dépité, Backus lui <text:span text:style-name="T1">re</text:span>pris le volume des mains et commença la lecture d'une voix <text:span text:style-name="T1">monocorde</text:span> :</text:p>
      <text:p text:style-name="P1"><text:tab/>« Il y aura un temps où les dieux délaisseront <text:span text:style-name="T1">Shaïa</text:span> et abandonneront les Hommes à leur sort. Ce sera un temps de ténèbres et de désolation, ou le bon grain se changera en ivraie et ou les femmes enfanteront des monstres. <text:span text:style-name="T1">Si comme toute chose, ce temps connaitra inéluctablement une fin, c'est de l’abnégation des Hommes et du concours des dieux qu'en dépendra l'issue. Au cœur d'Amkhaed repose le germe d'Orzaroth, issu</text:span> d'<text:span text:style-name="T1">Ulmar</text:span> le patriarche et de Z<text:span text:style-name="T1">o</text:span>ha la nourricière. S<text:span text:style-name="T1">on avènement sera annonciateur de rédemption pour les Hommes mais, à travers les ténèbres, l'aube divine ne poindra pas aisément et elle ne se révèlera qu'aux plus vénérables d'entre eux. Ayant recueillis les présents de Rho et de Fho en leur demeure, le destin dirigera le pas des élus vers Aldarae, porteur de la promesse de vie. Comme à l'aurore de leur vie, ils se présenteront devant le créateur en toute pureté et déposeront en son giron le germe divin et les dons des titans. Par la grâce du créateur, s'éveillera alors Orzaroth. L'aube ne se lèvera pas tôt pour autant et les Hommes devront prendre soin du fruit divin comme il le ferait d'un mortel. Ce n'est qu'après 36 décas et 5 jours épagomènes qu'Orzaroth s’élèvera aux cieux et guidera les Hommes vers leur salut. </text:span>Prophétie <text:span text:style-name="T1">LXIII </text:span>d'Atlus le vénérable. An 413 de l'Empire aldar. »</text:p>
      <text:p text:style-name="P1"><text:tab/>Backus <text:span text:style-name="T1">ferma lentement l'ouvrage, pointa l'Orbe de ses doigts tremblants et articula du mieux qu'il pu : « Au sein de cette statuette repose l’âme d'Orzaroth... le seul espoir de notre peuple ». Les regards se tournèrent alors vers l'Orbe à la recherche d'un signe, mais elle continua à irradier paisiblement la pièce de sa douce lueur verdâtre, indifférente à l'agitation de la foule de curieux qui s'amassait autour d'elle.</text:span></text:p>
      <text:p text:style-name="P1"><text:span text:style-name="T1"><text:tab/>A l'air </text:span>dubitatif<text:span text:style-name="T1"> de Rhal, Backus se </text:span>renfrogna et tenta de convaincre <text:span text:style-name="T1">son assistance </text:span>que tout concordé ! <text:span text:style-name="T1">Amkhaed, l'antique nom du temple d'Amkalad ou Balrok et Marvin avaient trouvés l'Orbe originelle, le germe divin de la prophétie. Rho le seigneur des volcans et Flo seigneur des mers. Jusqu'aux </text:span>femmes qui enfantent des montres, une<text:span text:style-name="T1"> </text:span>référence aux demi-humains.</text:p>
      <text:p text:style-name="P1"><text:tab/>Ce dernier point, Balrok ne pouvait le nier. Il se souvenait encore nettement d'une pauvre fille souillée par des orcs et de la petite créature verdâtre sorti de son giron qu'on lui avait demandé de faire passer de vie à trépas. Il avait beau accepter les lois de la communauté et haïr les peaux vertes, mais jeter du haut d'une <text:soft-page-break/>falaise ce petit être sans défense n'avait pas été chose facile.</text:p>
      <text:p text:style-name="P2"><text:tab/>A suivre...</text:p>
      <text:p text:style-name="P2"/>
      <text:p text:style-name="P2">Note :</text:p>
      <text:list xml:id="list42334004" text:style-name="L1">
        <text:list-item>
          <text:p text:style-name="P3">Amkhaed : Ancien nom du temple d'Amkalad (temple de la terre)</text:p>
        </text:list-item>
        <text:list-item>
          <text:p text:style-name="P3">Orzaroth : Dieu guerrier</text:p>
        </text:list-item>
        <text:list-item>
          <text:p text:style-name="P4"><text:span text:style-name="T1">Ulmar : Dieu </text:span>patriarche <text:span text:style-name="T1">(Amkalad)</text:span></text:p>
        </text:list-item>
        <text:list-item>
          <text:p text:style-name="P4">Z<text:span text:style-name="T1">o</text:span>ha : <text:span text:style-name="T1">Déesse nourricière (Amkalad)</text:span></text:p>
        </text:list-item>
        <text:list-item>
          <text:p text:style-name="P3">Raehorth : Ancien nom du temple d'Rho (temple de la feu)</text:p>
        </text:list-item>
        <text:list-item>
          <text:p text:style-name="P3">Phomea : Ancien nom du temple des vents (temple de la eau et air)</text:p>
        </text:list-item>
        <text:list-item>
          <text:p text:style-name="P3">Aldarae : Ancien nom du temple d'Alderad (temple de la vie)</text:p>
        </text:list-item>
        <text:list-item>
          <text:p text:style-name="P3">Rho<text:span text:style-name="T2"> : S</text:span>eigneur des volcans (Raehorth)</text:p>
        </text:list-item>
        <text:list-item>
          <text:p text:style-name="P3">Fho : Seigneur des mers (Phomae)</text:p>
        </text:list-item>
        <text:list-item>
          <text:p text:style-name="P3">Le créateur : Sondoro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herwood" svg:font-family="Sherwoo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8H22M04S</meta:editing-duration>
    <meta:editing-cycles>120</meta:editing-cycles>
    <meta:generator>OpenOffice.org/3.2$Win32 OpenOffice.org_project/320m18$Build-9502</meta:generator>
    <dc:date>2010-09-01T22:56:57.87</dc:date>
    <dc:creator>Guillaume Blanchard</dc:creator>
    <meta:document-statistic meta:table-count="0" meta:image-count="0" meta:object-count="0" meta:page-count="2" meta:paragraph-count="19" meta:word-count="798" meta:character-count="4591"/>
    <meta:user-defined meta:name="Info 1"/>
    <meta:user-defined meta:name="Info 2"/>
    <meta:user-defined meta:name="Info 3"/>
    <meta:user-defined meta:name="Info 4"/>
  </office:meta>
</office:document-meta>
</file>